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83df" officeooo:paragraph-rsid="001d83df"/>
    </style:style>
    <style:style style:name="P2" style:family="paragraph" style:parent-style-name="Standard">
      <style:text-properties style:text-underline-style="solid" style:text-underline-width="auto" style:text-underline-color="font-color" officeooo:rsid="001d83df" officeooo:paragraph-rsid="001d83df"/>
    </style:style>
    <style:style style:name="P3" style:family="paragraph" style:parent-style-name="Standard">
      <style:text-properties style:text-underline-style="solid" style:text-underline-width="auto" style:text-underline-color="font-color" officeooo:rsid="001d83df" officeooo:paragraph-rsid="001f0fb5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f0fb5" officeooo:paragraph-rsid="001f0fb5"/>
    </style:style>
    <style:style style:name="P5" style:family="paragraph" style:parent-style-name="Standard">
      <style:text-properties style:text-underline-style="none" officeooo:rsid="001d83df" officeooo:paragraph-rsid="001d83df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1d83df" officeooo:paragraph-rsid="001d83df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1d83df" officeooo:paragraph-rsid="001ec0df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1d83df" officeooo:paragraph-rsid="001f0fb5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1ec0df" officeooo:paragraph-rsid="001ec0df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1f0fb5" officeooo:paragraph-rsid="001f0fb5"/>
    </style:style>
    <style:style style:name="P11" style:family="paragraph" style:parent-style-name="Standard">
      <style:paragraph-properties fo:text-align="center" style:justify-single-word="false"/>
      <style:text-properties fo:color="#f10d0c" loext:opacity="100%" style:text-line-through-style="none" style:text-line-through-type="none" style:text-underline-style="solid" style:text-underline-type="double" style:text-underline-width="auto" style:text-underline-color="font-color" fo:font-weight="bold" officeooo:rsid="001d83df" officeooo:paragraph-rsid="001d83df" style:font-weight-asian="bold" style:font-weight-complex="bold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001ec0df"/>
    </style:style>
    <style:style style:name="T3" style:family="text">
      <style:text-properties style:text-line-through-style="none" style:text-line-through-type="none" officeooo:rsid="001f0fb5"/>
    </style:style>
    <style:style style:name="T4" style:family="text">
      <style:text-properties style:text-line-through-style="none" style:text-line-through-type="none" fo:font-style="italic" style:font-style-asian="italic" style:font-style-complex="italic"/>
    </style:style>
    <style:style style:name="T5" style:family="text">
      <style:text-properties style:text-line-through-style="none" style:text-line-through-type="none" fo:font-style="italic" officeooo:rsid="001f0fb5" style:font-style-asian="italic" style:font-style-complex="italic"/>
    </style:style>
    <style:style style:name="T6" style:family="text">
      <style:text-properties style:text-line-through-style="none" style:text-line-through-type="none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style:text-line-through-style="none" style:text-line-through-type="none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text-line-through-style="none" style:text-line-through-type="none" fo:font-style="normal" style:font-style-asian="normal" style:font-style-complex="normal"/>
    </style:style>
    <style:style style:name="T9" style:family="text">
      <style:text-properties style:text-line-through-style="none" style:text-line-through-type="none" fo:font-style="normal" officeooo:rsid="001f0fb5" style:font-style-asian="normal" style:font-style-complex="normal"/>
    </style:style>
    <style:style style:name="T10" style:family="text">
      <style:text-properties style:text-line-through-style="none" style:text-line-through-type="none" fo:font-style="normal" officeooo:rsid="002018e7" style:font-style-asian="normal" style:font-style-complex="normal"/>
    </style:style>
    <style:style style:name="T11" style:family="text"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text-line-through-style="none" style:text-line-through-type="none" fo:font-style="normal" style:text-underline-style="none" fo:font-weight="bold" style:font-style-asian="normal" style:font-weight-asian="bold" style:font-style-complex="normal" style:font-weight-complex="bold"/>
    </style:style>
    <style:style style:name="T13" style:family="text">
      <style:text-properties style:text-line-through-style="none" style:text-line-through-type="none" fo:font-style="normal" style:text-underline-style="none" style:font-style-asian="normal" style:font-style-complex="normal"/>
    </style:style>
    <style:style style:name="T14" style:family="text">
      <style:text-properties style:text-line-through-style="none" style:text-line-through-type="none" officeooo:rsid="002018e7"/>
    </style:style>
    <style:style style:name="T15" style:family="text">
      <style:text-properties officeooo:rsid="001ec0df"/>
    </style:style>
    <style:style style:name="T16" style:family="text">
      <style:text-properties fo:font-style="italic" officeooo:rsid="001ec0df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normal" officeooo:rsid="001ec0df" style:font-style-asian="normal" style:font-style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2018e7"/>
    </style:style>
    <style:style style:name="T21" style:family="text">
      <style:text-properties fo:color="#f10d0c" loext:opacity="100%"/>
    </style:style>
    <style:style style:name="T22" style:family="text">
      <style:text-properties fo:color="#f10d0c" loext:opacity="100%" style:text-line-through-style="none" style:text-line-through-type="none" fo:font-style="italic" style:text-underline-style="none" fo:font-weight="bold" style:font-style-asian="italic" style:font-weight-asian="bold" style:font-style-complex="italic" style:font-weight-complex="bold"/>
    </style:style>
    <style:style style:name="T23" style:family="text">
      <style:text-properties fo:color="#f10d0c" loext:opacity="100%"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Étape d’installation mysql, apache et php :</text:p>
      <text:p text:style-name="P1"/>
      <text:p text:style-name="P5"><text:tab/><text:tab/><text:span text:style-name="T21">1) </text:span><text:span text:style-name="T23">mysql:</text:span></text:p>
      <text:p text:style-name="P2"/>
      <text:p text:style-name="P6">*On change en mode root:</text:p>
      <text:p text:style-name="P6"><text:tab/>$sudo su root</text:p>
      <text:p text:style-name="P6">*Décompresser et désarchiver le code source :</text:p>
      <text:p text:style-name="P6"><text:tab/>#tar -<text:span text:style-name="T1">zxvf mysql-8.3.0.tar.gz</text:span></text:p>
      <text:p text:style-name="P6">*On déplace dans le répertoire crée après décompression :</text:p>
      <text:p text:style-name="P6"><text:tab/>#cd <text:span text:style-name="T1">mysql-8.3.0</text:span></text:p>
      <text:p text:style-name="P6">*On y crée un dossier :</text:p>
      <text:p text:style-name="P6"><text:tab/>#mkdir do</text:p>
      <text:p text:style-name="P6">*On se d<text:span text:style-name="T15">é</text:span>place dans cet dossier :</text:p>
      <text:p text:style-name="P6"><text:tab/>#cd do</text:p>
      <text:p text:style-name="P6">*Lancer la commande cmake pour voir tous les d<text:span text:style-name="T15">é</text:span>pendances n<text:span text:style-name="T15">é</text:span>cessaires:</text:p>
      <text:p text:style-name="P6"><text:tab/>#cmake ..</text:p>
      <text:p text:style-name="P6">*Installation des tous les d<text:span text:style-name="T15">é</text:span>pendances dont :</text:p>
      <text:p text:style-name="P7"><text:tab/><text:span text:style-name="T1">open ssl : </text:span></text:p>
      <text:p text:style-name="P7"><text:span text:style-name="T1"><text:tab/><text:tab/> <text:s text:c="3"/>#apt <text:s/>insatll</text:span> <text:span text:style-name="T15">libssl-dev</text:span></text:p>
      <text:p text:style-name="P6"><text:tab/><text:tab/> <text:s text:c="3"/><text:span text:style-name="T15">#apt-get install openssl</text:span></text:p>
      <text:p text:style-name="P7"><text:tab/>-libxml2:</text:p>
      <text:p text:style-name="P7"><text:tab/><text:tab/> <text:s text:c="3"/>#<text:span text:style-name="T15">apt-get install libxml2-dev</text:span></text:p>
      <text:p text:style-name="P6"><text:tab/>-ncurses :</text:p>
      <text:p text:style-name="P7"><text:tab/><text:tab/> <text:s text:c="3"/><text:span text:style-name="T15">apt install libncurses-dev</text:span></text:p>
      <text:p text:style-name="P6"><text:tab/>-zlib :</text:p>
      <text:p text:style-name="P7"><text:tab/><text:tab/><text:span text:style-name="T15">apt <text:s/>install zlib</text:span></text:p>
      <text:p text:style-name="P7">*<text:span text:style-name="T15">Après avoir effectuer tous ces installation , on lance la commande make :</text:span></text:p>
      <text:p text:style-name="P7"><text:tab/><text:span text:style-name="T15">#make</text:span></text:p>
      <text:p text:style-name="P7">*<text:span text:style-name="T15">Puis on lance la commande make install :</text:span></text:p>
      <text:p text:style-name="P7"><text:tab/><text:span text:style-name="T15">#make install</text:span></text:p>
      <text:p text:style-name="P7"><text:s/>*<text:span text:style-name="T15">Vérification si l’installation de mysql est réussi :</text:span></text:p>
      <text:p text:style-name="P7"><text:tab/><text:span text:style-name="T15">#ls /</text:span><text:span text:style-name="T16">usr/</text:span><text:span text:style-name="T18">local</text:span></text:p>
      <text:p text:style-name="P6"><text:s/></text:p>
      <text:p text:style-name="P9"><text:tab/><text:tab/><text:span text:style-name="T23">2) apache :</text:span></text:p>
      <text:p text:style-name="P7">*On change en mode root:</text:p>
      <text:p text:style-name="P7"><text:tab/>$sudo su root</text:p>
      <text:p text:style-name="P7">*Décompresser et désarchiver le code source :</text:p>
      <text:p text:style-name="P7"><text:tab/>#tar -<text:span text:style-name="T1">zxvf </text:span><text:span text:style-name="T2">httpd-2.4.59</text:span><text:span text:style-name="T1">.tar.gz</text:span></text:p>
      <text:p text:style-name="P7">*On déplace dans le répertoire crée après décompression :</text:p>
      <text:p text:style-name="P7"><text:tab/>#cd <text:s/><text:span text:style-name="T2">httpd-2.4.59</text:span></text:p>
      <text:p text:style-name="P7"><text:span text:style-name="T2">*Lancer la commande ./configure :</text:span></text:p>
      <text:p text:style-name="P7"><text:span text:style-name="T2"><text:tab/>#./configure</text:span></text:p>
      <text:p text:style-name="P9"><text:span text:style-name="T1">On constate qu’il y a des d</text:span><text:span text:style-name="T14">é</text:span><text:span text:style-name="T1">pendances n</text:span><text:span text:style-name="T14">é</text:span><text:span text:style-name="T1">cessaires pour installer apache dont :</text:span></text:p>
      <text:p text:style-name="P9"><text:tab/>-apr </text:p>
      <text:p text:style-name="P9">*Installat<text:span text:style-name="T20">i</text:span>on de tous ces d<text:span text:style-name="T20">é</text:span>pendances :</text:p>
      <text:p text:style-name="P9"><text:tab/><text:span text:style-name="T1">apr : </text:span><text:span text:style-name="T3">#apt install libapr1-dev llibaprutil1-dev</text:span></text:p>
      <text:p text:style-name="P9"><text:span text:style-name="T3">*Lancer à nouveau ./configure :</text:span></text:p>
      <text:p text:style-name="P9"><text:span text:style-name="T3"><text:s text:c="7"/>Il n’y a plus des d</text:span><text:span text:style-name="T14">é</text:span><text:span text:style-name="T3">pendances n</text:span><text:span text:style-name="T14">é</text:span><text:span text:style-name="T3">cessaire .</text:span></text:p>
      <text:p text:style-name="P9"><text:span text:style-name="T3">*On fait la commande make et make installation :</text:span></text:p>
      <text:p text:style-name="P9"><text:span text:style-name="T3"><text:s/><text:tab/><text:tab/>#make</text:span></text:p>
      <text:p text:style-name="P9"><text:span text:style-name="T3"><text:tab/><text:tab/>#make install</text:span></text:p>
      <text:p text:style-name="P9"><text:span text:style-name="T3">*V</text:span><text:span text:style-name="T14">é</text:span><text:span text:style-name="T3">rification :</text:span></text:p>
      <text:p text:style-name="P9"><text:soft-page-break/><text:span text:style-name="T3"><text:tab/>#ls /</text:span><text:span text:style-name="T5">usr/</text:span><text:span text:style-name="T9">local : il y aura apache2 dans la liste du fichier du r</text:span><text:span text:style-name="T10">é</text:span><text:span text:style-name="T9">pertoire /</text:span><text:span text:style-name="T5">usr</text:span><text:span text:style-name="T9">/local</text:span></text:p>
      <text:p text:style-name="P9"><text:span text:style-name="T9"/></text:p>
      <text:p text:style-name="P4"><text:span text:style-name="T13"><text:tab/><text:tab/></text:span><text:span text:style-name="T22">3)php :</text:span></text:p>
      <text:p text:style-name="P3"/>
      <text:p text:style-name="P8">*On change en mode root:</text:p>
      <text:p text:style-name="P8"><text:tab/>$sudo su root</text:p>
      <text:p text:style-name="P8">*Décompresser et désarchiver le code source :</text:p>
      <text:p text:style-name="P8"><text:tab/>#tar -<text:span text:style-name="T1">zxvf </text:span><text:span text:style-name="T3">php</text:span><text:span text:style-name="T1">-8.3.</text:span><text:span text:style-name="T3">6</text:span><text:span text:style-name="T1">.tar.gz</text:span></text:p>
      <text:p text:style-name="P8">*On déplace dans le répertoire crée après décompression :</text:p>
      <text:p text:style-name="P8"><text:span text:style-name="T8"><text:tab/>#cd <text:s/></text:span><text:span text:style-name="T9">php</text:span><text:span text:style-name="T8">-8.3.</text:span><text:span text:style-name="T9">6</text:span></text:p>
      <text:p text:style-name="P8"><text:span text:style-name="T9">*On fait la commande ./configure :</text:span></text:p>
      <text:p text:style-name="P8"><text:span text:style-name="T9"><text:tab/>#./configure</text:span></text:p>
      <text:p text:style-name="P8"><text:span text:style-name="T9">on trouve qu ‘il y a une d</text:span><text:span text:style-name="T10">é</text:span><text:span text:style-name="T9">pendance <text:s/>n</text:span><text:span text:style-name="T10">é</text:span><text:span text:style-name="T9">cessaire : sqlite3</text:span></text:p>
      <text:p text:style-name="P8"><text:span text:style-name="T9">*Installation de sqlite3 :</text:span></text:p>
      <text:p text:style-name="P8"><text:span text:style-name="T9"><text:tab/>#apt install libsqlite3-dev</text:span></text:p>
      <text:p text:style-name="P10"><text:span text:style-name="T8">*On fait à nouveau la commande ./configure :</text:span></text:p>
      <text:p text:style-name="P10"><text:span text:style-name="T8"><text:tab/>pas de d</text:span><text:span text:style-name="T10">é</text:span><text:span text:style-name="T8">pendances,on peut faire l’installation.</text:span></text:p>
      <text:p text:style-name="P10"><text:span text:style-name="T8">*Installation :</text:span></text:p>
      <text:p text:style-name="P10"><text:span text:style-name="T8"><text:tab/>#make</text:span></text:p>
      <text:p text:style-name="P10"><text:span text:style-name="T8"><text:tab/>#make install</text:span></text:p>
      <text:p text:style-name="P10"><text:span text:style-name="T8">*V</text:span><text:span text:style-name="T10">é</text:span><text:span text:style-name="T8">rification : on voir la liste des fichiers du r</text:span><text:span text:style-name="T10">é</text:span><text:span text:style-name="T8">pertoire /</text:span><text:span text:style-name="T4">usr</text:span><text:span text:style-name="T8">/local</text:span></text:p>
      <text:p text:style-name="P10"><text:span text:style-name="T8"><text:tab/>#ls /</text:span><text:span text:style-name="T4">usr</text:span><text:span text:style-name="T8">/loca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1:23:50.856873970</meta:creation-date>
    <dc:date>2024-04-24T12:07:30.317697086</dc:date>
    <meta:editing-duration>PT8M8S</meta:editing-duration>
    <meta:editing-cycles>1</meta:editing-cycles>
    <meta:document-statistic meta:table-count="0" meta:image-count="0" meta:object-count="0" meta:page-count="2" meta:paragraph-count="70" meta:word-count="325" meta:character-count="2061" meta:non-whitespace-character-count="1723"/>
    <meta:generator>LibreOffice/7.3.7.2$Linux_X86_64 LibreOffice_project/30$Build-2</meta:generator>
  </office:meta>
</office:document-meta>
</file>